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26002"/>
    </style:style>
    <style:style style:name="P2" style:family="paragraph" style:parent-style-name="Standard">
      <style:text-properties officeooo:rsid="00026002" officeooo:paragraph-rsid="00026002"/>
    </style:style>
    <style:style style:name="P3" style:family="paragraph" style:parent-style-name="Preformatted_20_Text">
      <style:paragraph-properties fo:margin-top="0cm" fo:margin-bottom="0.499cm" loext:contextual-spacing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More on functions</text:p>
      <text:p text:style-name="Preformatted_20_Text"/>
      <text:p text:style-name="Preformatted_20_Text">1) Write a program, </text:p>
      <text:p text:style-name="Preformatted_20_Text"><text:s text:c="3"/>a. where the function accepts two arguments.</text:p>
      <text:p text:style-name="Preformatted_20_Text"><text:s text:c="3"/>b. The function should multiply the two arguments.</text:p>
      <text:p text:style-name="P3"><text:s text:c="3"/>c. Make 3 function calls with arguments - (1, 2), (2, 3) and (3, 4)</text:p>
      <text:p text:style-name="Standard"/>
      <text:p text:style-name="Standard">god@god:~$ cd Desktop</text:p>
      <text:p text:style-name="Standard">god@god:~/Desktop$ gedit assignment4_9.sh &amp;</text:p>
      <text:p text:style-name="Standard">[1] 4899</text:p>
      <text:p text:style-name="Standard">god@god:~/Desktop$ chmod +x assignment4_9.sh</text:p>
      <text:p text:style-name="Standard">god@god:~/Desktop$ ./assignment4_9.sh</text:p>
      <text:p text:style-name="Standard">Product of 1 and 2 using function is 2</text:p>
      <text:p text:style-name="Standard">Product of 2 and 3 using function is 6</text:p>
      <text:p text:style-name="Standard">Product of 3 and 4 using function is 12</text:p>
      <text:p text:style-name="P1"><text:a xlink:type="simple" xlink:href="mailto:god@god" text:style-name="Internet_20_link" text:visited-style-name="Visited_20_Internet_20_Link">god@god</text:a>:~/Desktop$</text:p>
      <text:p text:style-name="P1"/>
      <text:p text:style-name="P1"/>
      <text:p text:style-name="P2">CONTENTS IN THE FILE “ assignment4_9.sh”</text:p>
      <text:p text:style-name="P1"/>
      <text:p text:style-name="P1">#!/usr/bin/env bash</text:p>
      <text:p text:style-name="P1"/>
      <text:p text:style-name="P1">pdt()</text:p>
      <text:p text:style-name="P1">{</text:p>
      <text:p text:style-name="P1">a=$1</text:p>
      <text:p text:style-name="P1">b=$2</text:p>
      <text:p text:style-name="P1">c=$[$a*$b]</text:p>
      <text:p text:style-name="P1">echo "Product of $a and $b using function is $c"</text:p>
      <text:p text:style-name="P1">}</text:p>
      <text:p text:style-name="P1"/>
      <text:p text:style-name="P1">pdt "1" "2"</text:p>
      <text:p text:style-name="P1">pdt "2" "3"</text:p>
      <text:p text:style-name="P1">pdt "3" "4"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02T17:24:32.845714813</meta:creation-date>
    <dc:date>2023-10-05T20:13:07.282670762</dc:date>
    <meta:editing-duration>PT1M30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13" meta:character-count="659" meta:non-whitespace-character-count="561"/>
  </office:meta>
</office:document-meta>
</file>